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4c95" officeooo:paragraph-rsid="001b4c95"/>
    </style:style>
    <style:style style:name="P2" style:family="paragraph" style:parent-style-name="Standard">
      <style:text-properties officeooo:rsid="0020ac64" officeooo:paragraph-rsid="0020ac64"/>
    </style:style>
    <style:style style:name="P3" style:family="paragraph" style:parent-style-name="Standard">
      <style:text-properties officeooo:paragraph-rsid="0020ac64"/>
    </style:style>
    <style:style style:name="P4" style:family="paragraph" style:parent-style-name="Standard">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1ce631" officeooo:paragraph-rsid="001b4c95" style:text-blinking="false"/>
    </style:style>
    <style:style style:name="P5" style:family="paragraph" style:parent-style-name="Standard">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20ac64" officeooo:paragraph-rsid="001b4c95" style:text-blinking="false"/>
    </style:style>
    <style:style style:name="P6" style:family="paragraph" style:parent-style-name="Standard">
      <style:text-properties fo:font-variant="normal" fo:text-transform="none" style:use-window-font-color="true" style:text-line-through-style="none" style:text-line-through-type="none" style:font-name="Liberation Serif" fo:font-size="12pt" fo:letter-spacing="normal" fo:font-style="italic" style:text-underline-style="none" fo:font-weight="normal" officeooo:rsid="0020ac64" officeooo:paragraph-rsid="001b4c95" style:text-blinking="false" style:font-style-asian="italic" style:font-style-complex="italic"/>
    </style:style>
    <style:style style:name="P7" style:family="paragraph" style:parent-style-name="Standard">
      <style:text-properties officeooo:paragraph-rsid="00245833"/>
    </style:style>
    <style:style style:name="T1"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style:text-blinking="false"/>
    </style:style>
    <style:style style:name="T2"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1ce631" style:text-blinking="false"/>
    </style:style>
    <style:style style:name="T3"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1fae29" style:text-blinking="false"/>
    </style:style>
    <style:style style:name="T4"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1fde30" style:text-blinking="false"/>
    </style:style>
    <style:style style:name="T5"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20ac64" style:text-blinking="false"/>
    </style:style>
    <style:style style:name="T6"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245833" style:text-blinking="false"/>
    </style:style>
    <style:style style:name="T7"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style:text-blinking="false" style:font-style-asian="italic" style:font-style-complex="italic"/>
    </style:style>
    <style:style style:name="T8" style:family="text">
      <style:text-properties officeooo:rsid="00239133"/>
    </style:style>
    <style:style style:name="T9" style:family="text">
      <style:text-properties officeooo:rsid="00245833"/>
    </style:style>
    <style:style style:name="T10" style:family="text">
      <style:text-properties fo:font-style="italic" style:font-style-asian="italic" style:font-style-complex="italic"/>
    </style:style>
    <style:style style:name="T11" style:family="text">
      <style:text-properties officeooo:rsid="0024b5ac"/>
    </style:style>
    <style:style style:name="T12" style:family="text">
      <style:text-properties officeooo:rsid="0025af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feraatti: <text:span text:style-name="T7">Ohjelmistotuotantomenetelmien kehittyminen 1950-luvulta nykypäivään</text:span></text:p>
      <text:p text:style-name="P1"/>
      <text:p text:style-name="P1"><text:span text:style-name="T1"><text:tab/>Kandidaatintyössä </text:span><text:span text:style-name="T2">käsitellään</text:span><text:span text:style-name="T1"> tärkei</text:span><text:span text:style-name="T2">mpiä</text:span><text:span text:style-name="T1"> ohjelmistotuotantomenetelm</text:span><text:span text:style-name="T2">iä</text:span><text:span text:style-name="T1"> 50-luvulta alkaen. </text:span><text:span text:style-name="T2">Työssä esitellään lyhyesti menetelmien historia ja lähtökohdat, niiden heikkoudet ja vahvuudet, ja otetaan kantaa siihen kuinka menetelmä toimii nykyaikaisessa ohjelmistotuotannossa. Työ käsittelee <text:s/>perinteiset tuotantomenetelmät, eli ns. vesiputousmallin mukaiset menetelmät, iteratiiviset Spiraali- ja RUD-menetelmät, sekä ketterät menetelmät, joista keskitytään Scrum-menetelmään.</text:span></text:p>
      <text:p text:style-name="P4"><text:tab/></text:p>
      <text:p text:style-name="P1"><text:span text:style-name="T3"><text:tab/>Menetelmien välillä on havaittavissa selkeä kehityssuu</text:span><text:span text:style-name="T4">nta. Tiukasti rajatuista ja kerralla loppuun asti suoritettavista vaiheista </text:span><text:span text:style-name="T5">(vesiputousmalli)</text:span><text:span text:style-name="T4"> </text:span><text:span text:style-name="T5">ollaan siirrytty ensin useita kertoja toistettaviin (spiraalimalli) ja samanaikaisesti toteutettaviin tuotantovaiheisiin (RUD). Tämän kehityksen viimeisimpänä vaiheena ovat ketterät menetelmät, joissa dokumentointi ja vaiheen kesto on tarkoituksellisesti pidetty minimaalisena, jotta muutokset ja uudet tarpeet saataisiin integroitua tuotantoon mahdollisimman kevyesti. Työ kuitenkin huomauttaa että tämä ei välttämättä ole aina paras tapa toimia. Esim. vesiputousmalli voi olla paras ratkaisu tilanteissa joissa ohjelmiston toimintaympäristö on hyvin rajattu, ja sen vaatimukset tarkkaan määriteltyjä (esim. auton jarrunhallintajärjestelmä).</text:span></text:p>
      <text:p text:style-name="P1"/>
      <text:p text:style-name="P2"/>
      <text:p text:style-name="P3"><text:span text:style-name="T5">Referaatti: </text:span><text:a xlink:type="simple" xlink:href="https://www.cs.helsinki.fi/u/mluukkai/ohtu/huomo-kandi.pdf"><text:span text:style-name="T7">Ohjelmistoarkkitehtuurin sisällyttäminen ketteriin ohjelmistotuotantomenetelmiin</text:span></text:a></text:p>
      <text:p text:style-name="P1"/>
      <text:p text:style-name="P5"><text:tab/><text:span text:style-name="T8">Työssä esitellään eri tapoja sisällyttää ohjelmistoarkkitehtuureja, eli korkean tason suunnitelmia ohjelmiston rakenteesta, toimivuudesta ja yhteyksistä, ketteriin tuotantomenetelmiin. Arkkitehtuurien luonti vaatii suunnittelua, ja luoduissa malleissa pitäytyminen rajoittaa tuotantotiimiä, esim. käytettävien ratkaisujen suhteen. Arkkitehtuurien käyttö myös hidastaa uusiin ominaisuuksiin tai vaatimuksiin reagoimista. Näistä syistä ketterien menetelmien ja arkkitehtuurien ei yleisesti ole katsottu sopivan hyvin yhteen.</text:span></text:p>
      <text:p text:style-name="P5"><text:tab/></text:p>
      <text:p text:style-name="P5"><text:tab/><text:span text:style-name="T9">Työ esittelee useita tapoja sisällyttää arkkitehtuurit ketteriin tuotantomenetelmiin, mutta nämä kaikki pohjautuvat jonkinasteisen suunnittelujakson tuomista prosessiin, joko omana vaiheenaan tai osana iteraatiota. Mielestäni oleellisempi sisältö oli arkkitehtuurien hyöty pienissäkin tuotannoissa, kuten eri tiimien käytäntöjen ja tuotantotapojen yhtenäistyminen.</text:span></text:p>
      <text:p text:style-name="P5"/>
      <text:p text:style-name="P5"/>
      <text:p text:style-name="P7"><text:span text:style-name="T6">Referaatti: </text:span><text:span text:style-name="T10">Metriikat käytänteiden tukena ohjelmiston laadun arvioimisessa</text:span></text:p>
      <text:p text:style-name="P6"/>
      <text:p text:style-name="P5"><text:tab/><text:span text:style-name="T11">Työssä esitetään eri metriikoita, joilla voidaan arvioida tuotetun ohjelmakoodin laatua. Näitä ovat mm. koodikirnu, verkkoanalyysi, testikattavuus ja mutaatiotestaus. Koodikirnun perusoletus on että mitä enemmän koodi muuttuu, sitä virhealtimpaa se on. Koodikirnu analysoi muutosten määrää eri suhteellisilla arvoilla, ja lopputuloksen avulla voidaan arvioida kuinka virheille altista muutettu koodi on. Verkkoanalyysissä tarkastellaan ohjelman eri osien välisiä yhteyksiä ja riippuvuuksia, ja tämän perusteella arvioidaan mitkä komponentit ovat kriittisimpiä ohjelman toiminnalle. Koodikirnu ja verkkoanalyysi antavat ohjelmoijalle työkalut jotka auttavat päättää mihin ohjelman osiin testaus kannattaa keskittää.</text:span></text:p>
      <text:p text:style-name="P5"/>
      <text:p text:style-name="P5"><text:tab/><text:span text:style-name="T12">Toisin kuin koodikirnu ja verkkoanalyysi, testikattavuus ja mutaatiotestaus eivät tarkastele virhealtiutta, vaan ainoastaan sitä onko koodi jonkin testin tarkastettavana. Tämä antaa ohjelmoijalle lisätietoa siitä onko jokin looginen polku tai ominaisuus jäänyt automaatiotestauksen ulkopuolelle. Täydellinen testikattavuus ei kuitenkaan takaa virheetöntä toimintaa, sille mikään testi ei voi testata kaikkia virhetilanteita. Mutaatiotestaus vahvistaa yksikkötestauksen toimintaa satunnaisilla muutoksilla, mutta tämäkään ei ole täysin varma metodi. </text:span></text:p>
      <text:p text:style-name="P5"/>
      <text:p text:style-name="P5"><text:soft-page-break/></text:p>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4T19:31:37.806573838</meta:creation-date>
    <dc:date>2016-05-05T11:29:20.571983890</dc:date>
    <meta:editing-duration>PT43M28S</meta:editing-duration>
    <meta:editing-cycles>2</meta:editing-cycles>
    <meta:generator>LibreOffice/4.2.8.2$Linux_X86_64 LibreOffice_project/420m0$Build-2</meta:generator>
    <meta:document-statistic meta:table-count="0" meta:image-count="0" meta:object-count="0" meta:page-count="2" meta:paragraph-count="11" meta:word-count="381" meta:character-count="3664" meta:non-whitespace-character-count="3653"/>
  </office:meta>
</office:document-meta>
</file>